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HENTICATION TOOL</text:p>
      <text:p text:style-name="P1"/>
      <text:p text:style-name="Standard">Project Breakup (Milestones to be achieved){Deadlines-PER WEEK} </text:p>
      <text:p text:style-name="Standard"/>
      <text:p text:style-name="Standard"/>
      <text:p text:style-name="Standard">DEADLINE - 15th JUNE </text:p>
      <text:p text:style-name="Standard"/>
      <text:list xml:id="list739434191" text:style-name="L1">
        <text:list-item>
          <text:list>
            <text:list-item>
              <text:p text:style-name="P3">Basic layout for the <text:s/>static web pages to be ready <text:s/>(with text boxes) </text:p>
            </text:list-item>
            <text:list-item>
              <text:p text:style-name="P3">Learning <text:s/>how to use PgadminIII </text:p>
            </text:list-item>
            <text:list-item>
              <text:p text:style-name="P3">Linking of <text:s/>text boxes(html pages) to database(in postgres server) using Psycopg2. </text:p>
            </text:list-item>
            <text:list-item>
              <text:p text:style-name="P3">Write a bubble sort algo in python( get comfortable with python syntax.</text:p>
            </text:list-item>
            <text:list-item>
              <text:p text:style-name="P3">Try picking an algo you like and implement it in python(Try using object oriented programming)</text:p>
            </text:list-item>
          </text:list>
        </text:list-item>
      </text:list>
      <text:p text:style-name="Standard"/>
      <text:p text:style-name="Standard"/>
      <text:p text:style-name="Standard">DEADLINE - 22nd JUNE </text:p>
      <text:p text:style-name="Standard"><text:tab/><text:tab/> </text:p>
      <text:list xml:id="list1940692273" text:style-name="L2">
        <text:list-item>
          <text:list>
            <text:list-item>
              <text:p text:style-name="P4">Create a Git Repository-GIT HUB </text:p>
            </text:list-item>
            <text:list-item>
              <text:p text:style-name="P4">Using different techniques for secure <text:s/>transmission of data from web pages to the databases</text:p>
            </text:list-item>
            <text:list-item>
              <text:p text:style-name="P4">Working on ways to run queries directly from files in order to perform required modification to databases</text:p>
            </text:list-item>
            <text:list-item>
              <text:p text:style-name="P4">Work on access rights for databases for different users and develop functonalities for</text:p>
            </text:list-item>
          </text:list>
        </text:list-item>
      </text:list>
      <text:list xml:id="list784897759" text:style-name="L3">
        <text:list-item>
          <text:list>
            <text:list-header>
              <text:p text:style-name="P5"><text:s/>the same .</text:p>
              <text:p text:style-name="P5"/>
            </text:list-header>
          </text:list>
        </text:list-item>
      </text:list>
      <text:p text:style-name="Standard"><text:s/></text:p>
      <text:p text:style-name="Standard"/>
      <text:p text:style-name="Standard">DEADLINE - 29th JUNE </text:p>
      <text:p text:style-name="Standard"/>
      <text:list xml:id="list1008663803" text:style-name="L4">
        <text:list-item>
          <text:list>
            <text:list-item>
              <text:p text:style-name="P6">Working with different Encryption Techniques to store data in databases.</text:p>
            </text:list-item>
            <text:list-item>
              <text:p text:style-name="P6">Client server authentication model to be formulated <text:s/>(Concept of Public and Private keys to <text:s/>be applied <text:s/>: Appropriate databases and functionalities <text:s/>to be formulated)</text:p>
            </text:list-item>
            <text:list-item>
              <text:p text:style-name="P6">Testing for Simple Cases for LOGIN and ACCESS control using authentication credentials </text:p>
            </text:list-item>
          </text:list>
        </text:list-item>
      </text:list>
      <text:p text:style-name="Standard"/>
      <text:p text:style-name="Standard"/>
      <text:p text:style-name="Standard">DEADLINE - 6th JULY</text:p>
      <text:p text:style-name="Standard"><text:tab/><text:tab/></text:p>
      <text:list xml:id="list911646876" text:style-name="L5">
        <text:list-item>
          <text:list>
            <text:list-item>
              <text:p text:style-name="P7">Working on methods to apply the SSO concept on the TOOL </text:p>
            </text:list-item>
            <text:list-item>
              <text:p text:style-name="P7">Working on functionalities <text:s/>for the above and testing for various cases.</text:p>
            </text:list-item>
          </text:list>
        </text:list-item>
      </text:list>
      <text:list xml:id="list1707709909" text:style-name="L6">
        <text:list-item>
          <text:list>
            <text:list-item>
              <text:p text:style-name="P8">Proper <text:s/>modifications <text:s/>to be performed so as to bring about effectiveness. </text:p>
              <text:p text:style-name="P8"><text:tab/></text:p>
            </text:list-item>
          </text:list>
        </text:list-item>
      </text:list>
      <text:p text:style-name="Standard"/>
      <text:p text:style-name="Standard">DEADLINE – 13th JULY</text:p>
      <text:p text:style-name="Standard"><text:tab/></text:p>
      <text:list xml:id="list766501746" text:style-name="L7">
        <text:list-item>
          <text:list>
            <text:list-item>
              <text:p text:style-name="P9">Checking the tool for 'Web Sequrity Issues' and handling them appropriately</text:p>
            </text:list-item>
            <text:list-item>
              <text:p text:style-name="P9">Complilation for Errors </text:p>
            </text:list-item>
            <text:list-item>
              <text:p text:style-name="P9">Project Report to <text:s/>be completed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6-11T11:18:18</meta:creation-date>
    <dc:date>2015-06-15T10:29:20</dc:date>
    <dc:creator>user </dc:creator>
    <meta:editing-duration>PT29M41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31" meta:word-count="255" meta:character-count="1548" meta:non-whitespace-character-count="1305"/>
  </office:meta>
</office:document-meta>
</file>